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]/([.D2]+[.E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creation table (region,ville,dont...)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 insertion besoi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insertion besoin(model,controller)</text:p>
          </table:table-cell>
          <table:table-cell office:value-type="string" calcext:value-type="string">
            <text:p>backen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5]/([.D5]+[.E5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]/([.D6]+[.E6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page d insertion do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]/([.D7]+[.E7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insertion don(model,controller)</text:p>
          </table:table-cell>
          <table:table-cell office:value-type="string" calcext:value-type="string">
            <text:p>dacken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8]/([.D8]+[.E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]/([.D9]+[.E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]/([.D10]+[.E1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liste des villes(model ,comtroller)</text:p>
          </table:table-cell>
          <table:table-cell office:value-type="string" calcext:value-type="string">
            <text:p>back end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]/([.D11]+[.E1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]/([.D12]+[.E1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igne des pages</text:p>
          </table:table-cell>
          <table:table-cell office:value-type="string" calcext:value-type="string">
            <text:p>front end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3]/([.D13]+[.E13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pache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4]/([.D14]+[.E14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6T20:19:04.375776011</dc:date>
    <meta:editing-duration>PT4H11M7S</meta:editing-duration>
    <meta:editing-cycles>7</meta:editing-cycles>
    <meta:generator>LibreOffice/7.3.7.2$Linux_X86_64 LibreOffice_project/30$Build-2</meta:generator>
    <meta:document-statistic meta:table-count="1" meta:cell-count="98" meta:object-count="0"/>
  </office:meta>
</office:document-meta>
</file>